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a0a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draw:stroke-dash="Ultrafine_20_Dashed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fill="solid" draw:fill-color="#ffff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draw:stroke-dash="Ultrafine_20_Dashed" draw:fill="solid" draw:fill-color="#ffff99" draw:textarea-horizontal-align="center" draw:textarea-vertical-align="middle"/>
    </style:style>
    <style:style style:name="gr9" style:family="graphic" style:parent-style-name="standard">
      <style:graphic-properties draw:stroke="solid" draw:stroke-dash="Ultrafine_20_Dashed" draw:fill="solid" draw:fill-color="#b4eeb4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dash" draw:stroke-dash="Ultrafine_20_Dashed" draw:fill="solid" draw:fill-color="#99ccff" draw:textarea-horizontal-align="center" draw:textarea-vertical-align="middle"/>
    </style:style>
    <style:style style:name="gr11" style:family="graphic" style:parent-style-name="standard">
      <style:graphic-properties draw:stroke="solid" draw:stroke-dash="Ultrafine_20_Dashed" draw:fill="solid" draw:fill-color="#99ccff" draw:textarea-horizontal-align="center" draw:textarea-vertical-align="middle"/>
    </style:style>
    <style:style style:name="gr12" style:family="graphic" style:parent-style-name="standard">
      <style:graphic-properties draw:stroke="solid" draw:stroke-dash="Ultrafine_20_Dashed" draw:fill="solid" draw:fill-color="#bfe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solid" draw:stroke-dash="Ultrafine_20_Dashed" draw:fill="solid" draw:fill-color="#b2dfee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solid" draw:fill="solid" draw:fill-color="#cccccc" draw:textarea-horizontal-align="center" draw:textarea-vertical-align="middle"/>
    </style:style>
    <style:style style:name="gr16" style:family="graphic" style:parent-style-name="standard">
      <style:graphic-properties draw:stroke="solid" draw:fill="solid" draw:fill-color="#ffcc99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solid" draw:fill="solid" draw:fill-color="#ffcc99" draw:textarea-horizontal-align="center" draw:textarea-vertical-align="middle"/>
    </style:style>
    <style:style style:name="gr18" style:family="graphic" style:parent-style-name="standard">
      <style:graphic-properties draw:stroke="solid" draw:stroke-dash="Ultrafine_20_Dashed" draw:fill="solid" draw:fill-color="#ffcc99" draw:textarea-horizontal-align="center" draw:textarea-vertical-align="middle"/>
    </style:style>
    <style:style style:name="gr19" style:family="graphic" style:parent-style-name="standard">
      <style:graphic-properties draw:stroke="dash" draw:stroke-dash="Ultrafine_20_Dashed" draw:fill="solid" draw:fill-color="#ffcc99" draw:textarea-horizontal-align="center" draw:textarea-vertical-align="middle"/>
    </style:style>
    <style:style style:name="gr20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solid" draw:stroke-dash="Ultrafine_20_Dashed" draw:fill="solid" draw:fill-color="#e6e6e6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9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paragraph-properties fo:margin-left="0cm" fo:margin-right="0cm" fo:text-align="start" text:enable-numbering="true" fo:text-indent="0cm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9pt"/>
    </style:style>
    <style:style style:name="P9" style:family="paragraph">
      <style:paragraph-properties fo:text-align="center"/>
      <style:text-properties fo:font-size="9pt" fo:font-weight="bold"/>
    </style:style>
    <style:style style:name="P10" style:family="paragraph">
      <style:paragraph-properties fo:margin-left="0cm" fo:margin-right="0cm" fo:text-align="start" text:enable-numbering="false" fo:text-indent="0cm"/>
    </style:style>
    <style:style style:name="P11" style:family="paragraph">
      <style:paragraph-properties fo:text-align="start"/>
      <style:text-properties fo:font-size="9pt" fo:font-weight="bold"/>
    </style:style>
    <style:style style:name="P12" style:family="paragraph">
      <style:paragraph-properties fo:margin-left="0cm" fo:margin-right="0cm" fo:text-align="center" fo:text-indent="0cm"/>
      <style:text-properties fo:font-size="6pt"/>
    </style:style>
    <style:style style:name="P13" style:family="paragraph">
      <style:paragraph-properties fo:text-align="center"/>
      <style:text-properties fo:font-size="6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start" fo:text-indent="0cm"/>
      <style:text-properties fo:font-size="9pt" fo:font-weight="bold"/>
    </style:style>
    <style:style style:name="P16" style:family="paragraph">
      <style:paragraph-properties fo:margin-left="0cm" fo:margin-right="0cm" fo:margin-top="0.4cm" fo:margin-bottom="0.4cm" fo:line-height="150%" fo:text-align="center" text:enable-numbering="false" fo:text-indent="0cm"/>
    </style:style>
    <style:style style:name="P17" style:family="paragraph">
      <style:paragraph-properties fo:margin-left="0cm" fo:margin-right="0cm" fo:margin-top="0.4cm" fo:margin-bottom="0.4cm" fo:line-height="100%" fo:text-align="center" text:enable-numbering="false" fo:text-indent="0cm"/>
    </style:style>
    <style:style style:name="P18" style:family="paragraph">
      <style:paragraph-properties fo:margin-left="0cm" fo:margin-right="0cm" fo:margin-top="0.4cm" fo:margin-bottom="0.4cm" fo:line-height="100%" fo:text-align="start" text:enable-numbering="false" fo:text-indent="0cm"/>
    </style:style>
    <style:style style:name="P19" style:family="paragraph">
      <style:paragraph-properties fo:text-align="center"/>
      <style:text-properties fo:font-size="32pt" fo:font-weight="bold"/>
    </style:style>
    <style:style style:name="P20" style:family="paragraph">
      <style:paragraph-properties fo:margin-left="0cm" fo:margin-right="0cm" fo:text-align="center" fo:text-indent="0cm"/>
      <style:text-properties fo:font-size="6.5pt"/>
    </style:style>
    <style:style style:name="P21" style:family="paragraph">
      <style:paragraph-properties fo:margin-left="0cm" fo:margin-right="0cm" fo:text-align="center" fo:text-indent="0cm"/>
      <style:text-properties fo:font-size="6.5pt" fo:font-weight="bold"/>
    </style:style>
    <style:style style:name="P22" style:family="paragraph">
      <style:paragraph-properties fo:text-align="center"/>
      <style:text-properties fo:font-weight="bold"/>
    </style:style>
    <style:style style:name="T1" style:family="text">
      <style:text-properties fo:font-size="9pt" fo:font-weight="bold"/>
    </style:style>
    <style:style style:name="T2" style:family="text">
      <style:text-properties fo:font-size="9pt"/>
    </style:style>
    <style:style style:name="T3" style:family="text">
      <style:text-properties fo:font-size="8pt"/>
    </style:style>
    <style:style style:name="T4" style:family="text">
      <style:text-properties fo:font-size="9pt" fo:font-weight="normal"/>
    </style:style>
    <style:style style:name="T5" style:family="text">
      <style:text-properties fo:font-size="9pt" fo:font-style="italic" fo:font-weight="normal"/>
    </style:style>
    <style:style style:name="T6" style:family="text">
      <style:text-properties fo:font-size="6pt"/>
    </style:style>
    <style:style style:name="T7" style:family="text">
      <style:text-properties style:use-window-font-color="true" style:text-outline="false" style:text-line-through-style="none" fo:font-family="'Albany AMT'" style:font-family-generic="roman" style:font-pitch="variable" fo:font-size="28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fo:font-family="'Albany AMT'" style:font-family-generic="roman" style:font-pitch="variable" fo:font-size="24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'Albany AMT'" style:font-pitch="variable" fo:font-size="24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'Albany AMT'" style:font-pitch="variable" fo:font-size="24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'Courier 10 Pitch'" style:font-pitch="fixed" fo:font-size="22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13" style:family="text">
      <style:text-properties fo:font-size="6.5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4" draw:layer="layout" svg:width="7.2cm" svg:height="0.7cm" svg:x="15.435cm" svg:y="14.635cm">
          <text:p text:style-name="P1"><text:span text:style-name="T1">Action: </text:span><text:span text:style-name="T2">provide-worksheet-info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4" draw:id="id1" draw:layer="layout" svg:width="2.4cm" svg:height="2.4cm" svg:x="17.835cm" svg:y="17.635cm">
          <text:p text:style-name="P3"><text:span text:style-name="T3">case = staff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id="id3" draw:layer="layout" svg:width="3.3cm" svg:height="3.7cm" svg:x="24.135cm" svg:y="12.635cm">
          <text:list text:style-name="L1">
            <text:list-item>
              <text:p text:style-name="P1"><text:span text:style-name="T2">Sets the following</text:span></text:p>
            </text:list-item>
          </text:list>
          <text:list text:style-name="L1">
            <text:list-item>
              <text:p text:style-name="P1"><text:span text:style-name="T2">sitemap parameters:</text:span></text:p>
            </text:list-item>
          </text:list>
          <text:list text:style-name="L1">
            <text:list-item>
              <text:p text:style-name="P5"><text:span text:style-name="T2"><text:s/></text:span><text:span text:style-name="T2">case</text:span></text:p>
            </text:list-item>
          </text:list>
          <text:list text:style-name="L1">
            <text:list-item>
              <text:p text:style-name="P5"><text:span text:style-name="T2"><text:s/></text:span><text:span text:style-name="T2">course</text:span></text:p>
            </text:list-item>
          </text:list>
          <text:list text:style-name="L1">
            <text:list-item>
              <text:p text:style-name="P5"><text:span text:style-name="T2"><text:s/></text:span><text:span text:style-name="T2">worksheet</text:span></text:p>
            </text:list-item>
          </text:list>
          <text:list text:style-name="L1">
            <text:list-item>
              <text:p text:style-name="P5"><text:span text:style-name="T2"><text:s/></text:span><text:span text:style-name="T2">is-course-member</text:span></text:p>
            </text:list-item>
          </text:list>
          <text:list text:style-name="L1">
            <text:list-item>
              <text:p text:style-name="P5"><text:span text:style-name="T2"><text:s/></text:span><text:span text:style-name="T2">timeframe-relation</text:span></text:p>
            </text:list-item>
          </text:list>
          <text:list text:style-name="L1">
            <text:list-item>
              <text:p text:style-name="P5"><text:span text:style-name="T2"><text:s/></text:span><text:span text:style-name="T2">after-timeframe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id="id2" draw:layer="layout" svg:width="7.2cm" svg:height="0.7cm" svg:x="21.135cm" svg:y="19.688cm">
          <text:p text:style-name="P1"><text:span text:style-name="T1">Action: </text:span><text:span text:style-name="T2">setup-problem-for-staff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6" draw:layer="layout" svg:x1="20.235cm" svg:y1="18.834cm" svg:x2="24.735cm" svg:y2="19.688cm" draw:start-shape="id1" draw:start-glue-point="7" draw:end-shape="id2" draw:end-glue-point="0">
          <text:p text:style-name="P7"/>
        </draw:connector>
        <draw:frame draw:style-name="gr5" draw:text-style-name="P8" draw:layer="layout" svg:width="1.002cm" svg:height="0.607cm" svg:x="21.033cm" svg:y="18.309cm">
          <draw:text-box>
            <text:p text:style-name="P7"><text:span text:style-name="T2">yes</text:span></text:p>
          </draw:text-box>
        </draw:frame>
        <draw:connector draw:style-name="gr6" draw:text-style-name="P6" draw:layer="layout" draw:type="line" svg:x1="24.135cm" svg:y1="14.484cm" svg:x2="22.635cm" svg:y2="14.985cm" draw:start-shape="id3" draw:start-glue-point="5" draw:end-shape="id4" draw:end-glue-point="1">
          <text:p text:style-name="P7"/>
        </draw:connector>
        <draw:custom-shape draw:style-name="gr3" draw:text-style-name="P2" draw:id="id5" draw:layer="layout" svg:width="5.5cm" svg:height="6.5cm" svg:x="30.635cm" svg:y="14.635cm">
          <text:list text:style-name="L1">
            <text:list-item>
              <text:p text:style-name="P1"><text:span text:style-name="T2">Determines the user, deletes PPD</text:span></text:p>
            </text:list-item>
          </text:list>
          <text:list text:style-name="L1">
            <text:list-item>
              <text:p text:style-name="P1"><text:span text:style-name="T2">if necessary, corrects if necessary,</text:span></text:p>
            </text:list-item>
          </text:list>
          <text:list text:style-name="L1">
            <text:list-item>
              <text:p text:style-name="P1"><text:span text:style-name="T2">sets points if necessary,</text:span></text:p>
            </text:list-item>
          </text:list>
          <text:list text:style-name="L1">
            <text:list-item>
              <text:p text:style-name="P1"><text:span text:style-name="T2">determines whether correction</text:span></text:p>
            </text:list-item>
          </text:list>
          <text:list text:style-name="L1">
            <text:list-item>
              <text:p text:style-name="P1"><text:span text:style-name="T2">should be added.</text:span></text:p>
            </text:list-item>
          </text:list>
          <text:list text:style-name="L1">
            <text:list-item>
              <text:p text:style-name="P1"><text:span text:style-name="T2">Sets the following sitemap</text:span></text:p>
            </text:list-item>
          </text:list>
          <text:list text:style-name="L1">
            <text:list-item>
              <text:p text:style-name="P1"><text:span text:style-name="T2">parameters:</text:span></text:p>
            </text:list-item>
          </text:list>
          <text:list text:style-name="L1">
            <text:list-item>
              <text:p text:style-name="P5"><text:span text:style-name="T2"><text:s/></text:span><text:span text:style-name="T2">tutor-view</text:span></text:p>
            </text:list-item>
          </text:list>
          <text:list text:style-name="L1">
            <text:list-item>
              <text:p text:style-name="P5"><text:span text:style-name="T2"><text:s/></text:span><text:span text:style-name="T2">student-selection-failed</text:span></text:p>
            </text:list-item>
          </text:list>
          <text:list text:style-name="L1">
            <text:list-item>
              <text:p text:style-name="P5"><text:span text:style-name="T2"><text:s/></text:span><text:span text:style-name="T2">student-selection-error-message</text:span></text:p>
            </text:list-item>
          </text:list>
          <text:list text:style-name="L1">
            <text:list-item>
              <text:p text:style-name="P5"><text:span text:style-name="T2"><text:s/></text:span><text:span text:style-name="T2">setting-points-failed</text:span></text:p>
            </text:list-item>
          </text:list>
          <text:list text:style-name="L1">
            <text:list-item>
              <text:p text:style-name="P5"><text:span text:style-name="T2"><text:s/></text:span><text:span text:style-name="T2">setting-points-error-message</text:span></text:p>
            </text:list-item>
          </text:list>
          <text:list text:style-name="L1">
            <text:list-item>
              <text:p text:style-name="P5"><text:span text:style-name="T2"><text:s/></text:span><text:span text:style-name="T2">user</text:span></text:p>
            </text:list-item>
          </text:list>
          <text:list text:style-name="L1">
            <text:list-item>
              <text:p text:style-name="P5"><text:span text:style-name="T2"><text:s/></text:span><text:span text:style-name="T2">include-correction</text:span></text:p>
            </text:list-item>
          </text:list>
          <text:list text:style-name="L1">
            <text:list-item>
              <text:p text:style-name="P5"><text:span text:style-name="T2"><text:s/></text:span><text:span text:style-name="T2">corrected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6" draw:layer="layout" draw:type="line" svg:x1="30.635cm" svg:y1="17.884cm" svg:x2="28.335cm" svg:y2="20.038cm" draw:start-shape="id5" draw:start-glue-point="5" draw:end-shape="id2" draw:end-glue-point="1">
          <text:p text:style-name="P7"/>
        </draw:connector>
        <draw:custom-shape draw:style-name="gr7" draw:text-style-name="P9" draw:id="id6" draw:layer="layout" svg:width="7.2cm" svg:height="0.7cm" svg:x="21.135cm" svg:y="21.088cm">
          <text:p text:style-name="P1"><text:span text:style-name="T1">Generator: </text:span><text:span text:style-name="T4">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6" draw:layer="layout" draw:type="line" svg:x1="24.735cm" svg:y1="20.388cm" svg:x2="24.735cm" svg:y2="21.088cm" draw:start-shape="id2" draw:start-glue-point="2" draw:end-shape="id6" draw:end-glue-point="0">
          <text:p text:style-name="P7"/>
        </draw:connector>
        <draw:custom-shape draw:style-name="gr9" draw:text-style-name="P9" draw:id="id8" draw:layer="layout" svg:width="7.2cm" svg:height="0.7cm" svg:x="21.135cm" svg:y="23.888cm">
          <text:p text:style-name="P1"><text:span text:style-name="T1">Transformer: </text:span><text:span text:style-name="T4">add-param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draw:id="id7" draw:layer="layout" svg:width="5.3cm" svg:height="5.8cm" svg:x="30.635cm" svg:y="22.635cm">
          <text:list text:style-name="L1">
            <text:list-item>
              <text:p text:style-name="P10"><text:span text:style-name="T2">Adds the following parameters:</text:span></text:p>
            </text:list-item>
          </text:list>
          <text:list text:style-name="L1">
            <text:list-item>
              <text:p text:style-name="P5"><text:span text:style-name="T2"><text:s/></text:span><text:span text:style-name="T2">course</text:span></text:p>
            </text:list-item>
          </text:list>
          <text:list text:style-name="L1">
            <text:list-item>
              <text:p text:style-name="P5"><text:span text:style-name="T2"><text:s/></text:span><text:span text:style-name="T2">worksheet</text:span></text:p>
            </text:list-item>
          </text:list>
          <text:list text:style-name="L1">
            <text:list-item>
              <text:p text:style-name="P5"><text:span text:style-name="T2"><text:s/></text:span><text:span text:style-name="T2">problem</text:span></text:p>
            </text:list-item>
          </text:list>
          <text:list text:style-name="L1">
            <text:list-item>
              <text:p text:style-name="P5"><text:span text:style-name="T2"><text:s/></text:span><text:span text:style-name="T2">is-staff-member</text:span></text:p>
            </text:list-item>
          </text:list>
          <text:list text:style-name="L1">
            <text:list-item>
              <text:p text:style-name="P5"><text:span text:style-name="T2"><text:s/></text:span><text:span text:style-name="T2">tutor-view</text:span></text:p>
            </text:list-item>
          </text:list>
          <text:list text:style-name="L1">
            <text:list-item>
              <text:p text:style-name="P5"><text:span text:style-name="T2"><text:s/></text:span><text:span text:style-name="T2">student-selection-failed</text:span></text:p>
            </text:list-item>
          </text:list>
          <text:list text:style-name="L1">
            <text:list-item>
              <text:p text:style-name="P5"><text:span text:style-name="T2"><text:s/></text:span><text:span text:style-name="T2">student-selection-error-message</text:span></text:p>
            </text:list-item>
          </text:list>
          <text:list text:style-name="L1">
            <text:list-item>
              <text:p text:style-name="P5"><text:span text:style-name="T2"><text:s/></text:span><text:span text:style-name="T2">setting-points-failed</text:span></text:p>
            </text:list-item>
          </text:list>
          <text:list text:style-name="L1">
            <text:list-item>
              <text:p text:style-name="P5"><text:span text:style-name="T2"><text:s/></text:span><text:span text:style-name="T2">setting-points-error-message</text:span></text:p>
            </text:list-item>
          </text:list>
          <text:list text:style-name="L1">
            <text:list-item>
              <text:p text:style-name="P5"><text:span text:style-name="T2"><text:s/></text:span><text:span text:style-name="T2">corrected</text:span></text:p>
            </text:list-item>
          </text:list>
          <text:list text:style-name="L1">
            <text:list-item>
              <text:p text:style-name="P5"><text:span text:style-name="T2"><text:s/></text:span><text:span text:style-name="T2">timeframe-relation</text:span></text:p>
            </text:list-item>
          </text:list>
          <text:list text:style-name="L1">
            <text:list-item>
              <text:p text:style-name="P5"><text:span text:style-name="T2"><text:s/></text:span><text:span text:style-name="T2">session-user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6" draw:layer="layout" draw:type="line" svg:x1="30.635cm" svg:y1="25.534cm" svg:x2="28.335cm" svg:y2="24.238cm" draw:start-shape="id7" draw:start-glue-point="5" draw:end-shape="id8" draw:end-glue-point="1">
          <text:p text:style-name="P7"/>
        </draw:connector>
        <draw:custom-shape draw:style-name="gr9" draw:text-style-name="P9" draw:id="id9" draw:layer="layout" svg:width="7.2cm" svg:height="0.7cm" svg:x="21.135cm" svg:y="25.288cm">
          <text:p text:style-name="P1"><text:span text:style-name="T1">Transformer: </text:span><text:span text:style-name="T4">add-us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9" draw:id="id10" draw:layer="layout" svg:width="7.2cm" svg:height="0.7cm" svg:x="21.135cm" svg:y="26.688cm">
          <text:p text:style-name="P1"><text:span text:style-name="T1">Transformer: </text:span><text:span text:style-name="T4">add-problem-datashee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6" draw:layer="layout" draw:type="line" svg:x1="24.735cm" svg:y1="24.588cm" svg:x2="24.735cm" svg:y2="25.288cm" draw:start-shape="id8" draw:start-glue-point="2" draw:end-shape="id9" draw:end-glue-point="0">
          <text:p text:style-name="P7"/>
        </draw:connector>
        <draw:connector draw:style-name="gr11" draw:text-style-name="P6" draw:layer="layout" draw:type="line" svg:x1="24.735cm" svg:y1="25.988cm" svg:x2="24.735cm" svg:y2="26.688cm" draw:start-shape="id9" draw:start-glue-point="2" draw:end-shape="id10">
          <text:p text:style-name="P7"/>
        </draw:connector>
        <draw:custom-shape draw:style-name="gr9" draw:text-style-name="P9" draw:id="id11" draw:layer="layout" svg:width="7.2cm" svg:height="0.7cm" svg:x="21.135cm" svg:y="22.488cm">
          <text:p text:style-name="P1"><text:span text:style-name="T1">Transformer: </text:span><text:span text:style-name="T4">add-referenc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9" draw:id="id12" draw:layer="layout" svg:width="7.2cm" svg:height="0.7cm" svg:x="21.135cm" svg:y="28.088cm">
          <text:p text:style-name="P1"><text:span text:style-name="T1">Transformer: </text:span><text:span text:style-name="T4">xslt (</text:span><text:span text:style-name="T5">g_xsl_problem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9" draw:id="id13" draw:layer="layout" svg:width="7.2cm" svg:height="0.7cm" svg:x="21.135cm" svg:y="29.488cm">
          <text:p text:style-name="P1"><text:span text:style-name="T1">Transformer: </text:span><text:span text:style-name="T4">xslt </text:span><text:span text:style-name="T5">(xsl_math_signfix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6" draw:layer="layout" draw:type="line" svg:x1="24.735cm" svg:y1="21.788cm" svg:x2="24.735cm" svg:y2="22.488cm" draw:start-shape="id6" draw:start-glue-point="2" draw:end-shape="id11" draw:end-glue-point="0">
          <text:p text:style-name="P7"/>
        </draw:connector>
        <draw:connector draw:style-name="gr11" draw:text-style-name="P6" draw:layer="layout" draw:type="line" svg:x1="24.735cm" svg:y1="23.188cm" svg:x2="24.735cm" svg:y2="23.888cm" draw:start-shape="id11" draw:start-glue-point="2" draw:end-shape="id8" draw:end-glue-point="0">
          <text:p text:style-name="P7"/>
        </draw:connector>
        <draw:connector draw:style-name="gr11" draw:text-style-name="P6" draw:layer="layout" draw:type="line" svg:x1="24.735cm" svg:y1="28.788cm" svg:x2="24.735cm" svg:y2="29.488cm" draw:start-shape="id12" draw:start-glue-point="2" draw:end-shape="id13" draw:end-glue-point="0">
          <text:p text:style-name="P7"/>
        </draw:connector>
        <draw:custom-shape draw:style-name="gr12" draw:text-style-name="P11" draw:id="id14" draw:layer="layout" svg:width="7.2cm" svg:height="0.7cm" svg:x="21.135cm" svg:y="30.888cm">
          <text:p text:style-name="P1"><text:span text:style-name="T1">Resource: </text:span><text:span text:style-name="T4">xhtm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6" draw:layer="layout" draw:type="line" svg:x1="24.735cm" svg:y1="30.188cm" svg:x2="24.735cm" svg:y2="30.888cm" draw:start-shape="id13" draw:start-glue-point="2" draw:end-shape="id14" draw:end-glue-point="0">
          <text:p text:style-name="P7"/>
        </draw:connector>
        <draw:connector draw:style-name="gr13" draw:text-style-name="P6" draw:layer="layout" draw:type="line" svg:x1="24.735cm" svg:y1="30.188cm" svg:x2="24.735cm" svg:y2="30.888cm" draw:start-shape="id13" draw:start-glue-point="2" draw:end-shape="id14" draw:end-glue-point="0">
          <text:p text:style-name="P7"/>
        </draw:connector>
        <draw:custom-shape draw:style-name="gr2" draw:text-style-name="P13" draw:id="id16" draw:layer="layout" svg:width="2.4cm" svg:height="2.4cm" svg:x="17.835cm" svg:y="23.835cm">
          <text:p text:style-name="P12"><text:span text:style-name="T6">case = student-not-</text:span></text:p>
          <text:p text:style-name="P12"><text:span text:style-name="T6">before-timefra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9" draw:id="id15" draw:layer="layout" svg:width="7.2cm" svg:height="0.7cm" svg:x="9.735cm" svg:y="25.735cm">
          <text:p text:style-name="P1"><text:span text:style-name="T1">Generator: </text:span><text:span text:style-name="T4">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4" draw:text-style-name="P14" draw:layer="layout" svg:x1="13.335cm" svg:y1="25.735cm" svg:x2="17.835cm" svg:y2="25.034cm" draw:start-shape="id15" draw:start-glue-point="0" draw:end-shape="id16" draw:end-glue-point="5">
          <text:p text:style-name="P7"/>
        </draw:connector>
        <draw:connector draw:style-name="gr15" draw:text-style-name="P14" draw:layer="layout" svg:x1="19.034cm" svg:y1="20.035cm" svg:x2="19.034cm" svg:y2="20.835cm" draw:start-shape="id1" draw:start-glue-point="6" draw:end-shape="id17" draw:end-glue-point="4">
          <text:p text:style-name="P7"/>
        </draw:connector>
        <draw:custom-shape draw:style-name="gr16" draw:text-style-name="P11" draw:id="id18" draw:layer="layout" svg:width="7.2cm" svg:height="0.7cm" svg:x="7.535cm" svg:y="22.735cm">
          <text:p text:style-name="P1"><text:span text:style-name="T1">Redirect: </text:span><text:span text:style-name="T5">g_pge_before_timefram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7" draw:text-style-name="P14" draw:layer="layout" svg:x1="17.835cm" svg:y1="22.034cm" svg:x2="11.135cm" svg:y2="22.735cm" draw:start-shape="id17" draw:start-glue-point="5" draw:end-shape="id18" draw:end-glue-point="0">
          <text:p text:style-name="P7"/>
        </draw:connector>
        <draw:connector draw:style-name="gr17" draw:text-style-name="P14" draw:layer="layout" svg:x1="19.034cm" svg:y1="23.235cm" svg:x2="19.034cm" svg:y2="23.835cm" draw:start-shape="id17" draw:start-glue-point="6" draw:end-shape="id16" draw:end-glue-point="4">
          <text:p text:style-name="P7"/>
        </draw:connector>
        <draw:frame draw:style-name="gr5" draw:text-style-name="P8" draw:layer="layout" svg:width="0.858cm" svg:height="0.607cm" svg:x="18.277cm" svg:y="20.135cm">
          <draw:text-box>
            <text:p text:style-name="P7"><text:span text:style-name="T2">no</text:span></text:p>
          </draw:text-box>
        </draw:frame>
        <draw:custom-shape draw:style-name="gr9" draw:text-style-name="P9" draw:id="id19" draw:layer="layout" svg:width="7.2cm" svg:height="0.7cm" svg:x="9.735cm" svg:y="27.135cm">
          <text:p text:style-name="P1"><text:span text:style-name="T1">Transformer: </text:span><text:span text:style-name="T4">add-referenc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9" draw:id="id20" draw:layer="layout" svg:width="7.2cm" svg:height="0.7cm" svg:x="9.735cm" svg:y="28.535cm">
          <text:p text:style-name="P1"><text:span text:style-name="T1">Transformer: </text:span><text:span text:style-name="T4">add-param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9" draw:id="id21" draw:layer="layout" svg:width="7.2cm" svg:height="0.7cm" svg:x="9.735cm" svg:y="29.935cm">
          <text:p text:style-name="P1"><text:span text:style-name="T1">Transformer: </text:span><text:span text:style-name="T4">add-us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9" draw:id="id22" draw:layer="layout" svg:width="7.2cm" svg:height="0.7cm" svg:x="9.735cm" svg:y="31.335cm">
          <text:p text:style-name="P1"><text:span text:style-name="T1">Transformer: </text:span><text:span text:style-name="T4">add-problem-datashee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9" draw:id="id23" draw:layer="layout" svg:width="7.2cm" svg:height="0.7cm" svg:x="9.735cm" svg:y="32.735cm">
          <text:p text:style-name="P1"><text:span text:style-name="T1">Transformer: </text:span><text:span text:style-name="T4">xslt (</text:span><text:span text:style-name="T5">g_xsl_problem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9" draw:id="id24" draw:layer="layout" svg:width="7.2cm" svg:height="0.7cm" svg:x="9.735cm" svg:y="34.135cm">
          <text:p text:style-name="P1"><text:span text:style-name="T1">Transformer: </text:span><text:span text:style-name="T4">xslt </text:span><text:span text:style-name="T5">(xsl_math_signfix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9" draw:id="id25" draw:layer="layout" svg:width="7.2cm" svg:height="0.7cm" svg:x="9.735cm" svg:y="35.535cm">
          <text:p text:style-name="P1"><text:span text:style-name="T1">Resource: </text:span><text:span text:style-name="T4">xhtm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8" draw:text-style-name="P14" draw:layer="layout" draw:type="line" svg:x1="13.335cm" svg:y1="26.435cm" svg:x2="13.335cm" svg:y2="27.135cm" draw:start-shape="id15" draw:start-glue-point="2" draw:end-shape="id19" draw:end-glue-point="0">
          <text:p text:style-name="P7"/>
        </draw:connector>
        <draw:connector draw:style-name="gr18" draw:text-style-name="P14" draw:layer="layout" draw:type="line" svg:x1="13.335cm" svg:y1="27.835cm" svg:x2="13.335cm" svg:y2="28.535cm" draw:start-shape="id19" draw:start-glue-point="2" draw:end-shape="id20" draw:end-glue-point="0">
          <text:p text:style-name="P7"/>
        </draw:connector>
        <draw:connector draw:style-name="gr18" draw:text-style-name="P14" draw:layer="layout" draw:type="line" svg:x1="13.335cm" svg:y1="29.235cm" svg:x2="13.335cm" svg:y2="29.935cm" draw:start-shape="id20" draw:start-glue-point="2" draw:end-shape="id21" draw:end-glue-point="0">
          <text:p text:style-name="P7"/>
        </draw:connector>
        <draw:connector draw:style-name="gr18" draw:text-style-name="P14" draw:layer="layout" draw:type="line" svg:x1="13.335cm" svg:y1="30.635cm" svg:x2="13.335cm" svg:y2="31.335cm" draw:start-shape="id21" draw:start-glue-point="2" draw:end-shape="id22" draw:end-glue-point="0">
          <text:p text:style-name="P7"/>
        </draw:connector>
        <draw:connector draw:style-name="gr18" draw:text-style-name="P14" draw:layer="layout" draw:type="line" svg:x1="13.335cm" svg:y1="32.035cm" svg:x2="13.335cm" svg:y2="32.735cm" draw:start-shape="id22" draw:start-glue-point="2" draw:end-shape="id23" draw:end-glue-point="0">
          <text:p text:style-name="P7"/>
        </draw:connector>
        <draw:connector draw:style-name="gr18" draw:text-style-name="P14" draw:layer="layout" draw:type="line" svg:x1="13.335cm" svg:y1="33.435cm" svg:x2="13.335cm" svg:y2="34.135cm" draw:start-shape="id23" draw:start-glue-point="2" draw:end-shape="id24" draw:end-glue-point="0">
          <text:p text:style-name="P7"/>
        </draw:connector>
        <draw:connector draw:style-name="gr18" draw:text-style-name="P14" draw:layer="layout" draw:type="line" svg:x1="13.335cm" svg:y1="34.835cm" svg:x2="13.335cm" svg:y2="35.535cm" draw:start-shape="id24" draw:start-glue-point="2" draw:end-shape="id25" draw:end-glue-point="0">
          <text:p text:style-name="P7"/>
        </draw:connector>
        <draw:connector draw:style-name="gr18" draw:text-style-name="P14" draw:layer="layout" draw:type="line" svg:x1="24.735cm" svg:y1="27.388cm" svg:x2="24.735cm" svg:y2="28.088cm" draw:start-shape="id10" draw:start-glue-point="2" draw:end-shape="id12" draw:end-glue-point="0">
          <text:p text:style-name="P7"/>
        </draw:connector>
        <draw:custom-shape draw:style-name="gr3" draw:text-style-name="P2" draw:id="id26" draw:layer="layout" svg:width="3.3cm" svg:height="3.3cm" svg:x="5.135cm" svg:y="26.635cm">
          <text:list text:style-name="L1">
            <text:list-item>
              <text:p text:style-name="P10"><text:span text:style-name="T2">Adds the following</text:span></text:p>
            </text:list-item>
          </text:list>
          <text:list text:style-name="L1">
            <text:list-item>
              <text:p text:style-name="P10"><text:span text:style-name="T2">parameters:</text:span></text:p>
            </text:list-item>
          </text:list>
          <text:list text:style-name="L1">
            <text:list-item>
              <text:p text:style-name="P5"><text:span text:style-name="T2"><text:s/></text:span><text:span text:style-name="T2">course</text:span></text:p>
            </text:list-item>
          </text:list>
          <text:list text:style-name="L1">
            <text:list-item>
              <text:p text:style-name="P5"><text:span text:style-name="T2"><text:s/></text:span><text:span text:style-name="T2">worksheet</text:span></text:p>
            </text:list-item>
          </text:list>
          <text:list text:style-name="L1">
            <text:list-item>
              <text:p text:style-name="P5"><text:span text:style-name="T2"><text:s/></text:span><text:span text:style-name="T2">is-course-member</text:span></text:p>
            </text:list-item>
          </text:list>
          <text:list text:style-name="L1">
            <text:list-item>
              <text:p text:style-name="P5"><text:span text:style-name="T2"><text:s/></text:span><text:span text:style-name="T2">timeframe-relation</text:span></text:p>
            </text:list-item>
          </text:list>
          <text:list text:style-name="L1">
            <text:list-item>
              <text:p text:style-name="P5"><text:span text:style-name="T2"><text:s/></text:span><text:span text:style-name="T2">session-user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9" draw:text-style-name="P14" draw:layer="layout" draw:type="line" svg:x1="8.435cm" svg:y1="28.284cm" svg:x2="9.735cm" svg:y2="28.885cm" draw:start-shape="id26" draw:start-glue-point="7" draw:end-shape="id20" draw:end-glue-point="3">
          <text:p text:style-name="P7"/>
        </draw:connector>
        <draw:custom-shape draw:style-name="gr20" draw:text-style-name="P9" draw:id="id27" draw:layer="layout" svg:width="2.8cm" svg:height="0.7cm" svg:x="23.335cm" svg:y="32.335cm">
          <text:p text:style-name="P3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1" draw:text-style-name="P14" draw:layer="layout" draw:type="line" svg:x1="24.735cm" svg:y1="31.588cm" svg:x2="24.734cm" svg:y2="32.335cm" draw:start-shape="id14" draw:start-glue-point="2" draw:end-shape="id27" draw:end-glue-point="4">
          <text:p text:style-name="P7"/>
        </draw:connector>
        <draw:connector draw:style-name="gr21" draw:text-style-name="P14" draw:layer="layout" draw:type="line" svg:x1="13.335cm" svg:y1="36.235cm" svg:x2="13.334cm" svg:y2="37.035cm" draw:start-shape="id25" draw:start-glue-point="2" draw:end-shape="id28" draw:end-glue-point="4">
          <text:p text:style-name="P7"/>
        </draw:connector>
        <draw:connector draw:style-name="gr21" draw:text-style-name="P14" draw:layer="layout" draw:type="line" svg:x1="11.135cm" svg:y1="23.435cm" svg:x2="11.134cm" svg:y2="24.035cm" draw:start-shape="id18" draw:start-glue-point="2" draw:end-shape="id29" draw:end-glue-point="4">
          <text:p text:style-name="P7"/>
        </draw:connector>
        <draw:custom-shape draw:style-name="gr20" draw:text-style-name="P15" draw:id="id30" draw:layer="layout" svg:width="7.2cm" svg:height="0.7cm" svg:x="15.435cm" svg:y="16.135cm">
          <text:p text:style-name="P1"><text:span text:style-name="T1">Selector: </text:span><text:span text:style-name="T4">simple </text:span><text:span text:style-name="T5">(value: cas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2" draw:text-style-name="P19" draw:layer="layout" svg:width="26.147cm" svg:height="4.095cm" svg:x="8.035cm" svg:y="6.14cm">
          <draw:text-box>
            <text:p text:style-name="P16"><text:span text:style-name="T7">Mumie 2 Sitemap</text:span></text:p>
            <text:p text:style-name="P17"><text:span text:style-name="T8">Context “homework”, </text:span><text:span text:style-name="T9">P</text:span><text:span text:style-name="T8">roblems</text:span></text:p>
            <text:p text:style-name="P18"><text:span text:style-name="T10">Match:</text:span><text:span text:style-name="T11"> </text:span><text:span text:style-name="T12">protected/homework/document/type-name/problem/id/*</text:span></text:p>
          </draw:text-box>
        </draw:frame>
        <draw:custom-shape draw:style-name="gr2" draw:text-style-name="P21" draw:id="id17" draw:layer="layout" svg:width="2.4cm" svg:height="2.4cm" svg:x="17.835cm" svg:y="20.835cm">
          <text:p text:style-name="P20"><text:span text:style-name="T13">case = student-</text:span></text:p>
          <text:p text:style-name="P20"><text:span text:style-name="T13">before-timefram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22" draw:layer="layout" svg:x1="19.034cm" svg:y1="17.635cm" svg:x2="19.035cm" svg:y2="16.835cm" draw:start-shape="id1" draw:start-glue-point="4" draw:end-shape="id30" draw:end-glue-point="2">
          <text:p text:style-name="P7"/>
        </draw:connector>
        <draw:connector draw:style-name="gr14" draw:text-style-name="P22" draw:layer="layout" svg:x1="19.035cm" svg:y1="15.335cm" svg:x2="19.035cm" svg:y2="16.135cm" draw:start-shape="id4" draw:start-glue-point="2" draw:end-shape="id30" draw:end-glue-point="0">
          <text:p text:style-name="P7"/>
        </draw:connector>
        <draw:custom-shape draw:style-name="gr20" draw:text-style-name="P9" draw:id="id29" draw:layer="layout" svg:width="2.8cm" svg:height="0.7cm" svg:x="9.735cm" svg:y="24.035cm">
          <text:p text:style-name="P3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" draw:text-style-name="P8" draw:layer="layout" svg:width="1.002cm" svg:height="0.607cm" svg:x="15.933cm" svg:y="21.528cm">
          <draw:text-box>
            <text:p text:style-name="P7"><text:span text:style-name="T2">yes</text:span></text:p>
          </draw:text-box>
        </draw:frame>
        <draw:frame draw:style-name="gr5" draw:text-style-name="P8" draw:layer="layout" svg:width="0.858cm" svg:height="0.607cm" svg:x="18.235cm" svg:y="23.228cm">
          <draw:text-box>
            <text:p text:style-name="P7"><text:span text:style-name="T2">no</text:span></text:p>
          </draw:text-box>
        </draw:frame>
        <draw:frame draw:style-name="gr5" draw:text-style-name="P8" draw:layer="layout" svg:width="1.002cm" svg:height="0.607cm" svg:x="16.033cm" svg:y="24.528cm">
          <draw:text-box>
            <text:p text:style-name="P7"><text:span text:style-name="T2">yes</text:span></text:p>
          </draw:text-box>
        </draw:frame>
        <draw:custom-shape draw:style-name="gr20" draw:text-style-name="P9" draw:id="id28" draw:layer="layout" svg:width="2.8cm" svg:height="0.7cm" svg:x="11.935cm" svg:y="37.035cm">
          <text:p text:style-name="P3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draw:id="id31" draw:layer="layout" svg:width="2.4cm" svg:height="2.4cm" svg:x="17.835cm" svg:y="33.435cm">
          <text:p text:style-name="P3"><text:span text:style-name="T3">case = oth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14" draw:layer="layout" svg:x1="19.034cm" svg:y1="26.235cm" svg:x2="19.034cm" svg:y2="33.435cm" draw:start-shape="id16" draw:start-glue-point="6" draw:end-shape="id31" draw:end-glue-point="4">
          <text:p text:style-name="P7"/>
        </draw:connector>
        <draw:frame draw:style-name="gr5" draw:text-style-name="P8" draw:layer="layout" svg:width="0.858cm" svg:height="0.607cm" svg:x="18.235cm" svg:y="26.235cm">
          <draw:text-box>
            <text:p text:style-name="P7"><text:span text:style-name="T2">no</text:span></text:p>
          </draw:text-box>
        </draw:frame>
        <draw:custom-shape draw:style-name="gr16" draw:text-style-name="P11" draw:id="id32" draw:layer="layout" svg:width="7.2cm" svg:height="0.9cm" svg:x="22.635cm" svg:y="35.435cm">
          <text:p text:style-name="P1"><text:span text:style-name="T1">Redirect:</text:span></text:p>
          <text:p text:style-name="P1"><text:span text:style-name="T5">g_pge_not_a_course_memb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14" draw:layer="layout" draw:type="line" svg:x1="26.235cm" svg:y1="36.335cm" svg:x2="26.234cm" svg:y2="36.935cm" draw:start-shape="id32" draw:start-glue-point="2" draw:end-shape="id33" draw:end-glue-point="4">
          <text:p text:style-name="P7"/>
        </draw:connector>
        <draw:custom-shape draw:style-name="gr20" draw:text-style-name="P9" draw:id="id33" draw:layer="layout" svg:width="2.8cm" svg:height="0.7cm" svg:x="24.835cm" svg:y="36.935cm">
          <text:p text:style-name="P3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4" draw:id="id34" draw:layer="layout" svg:x1="20.235cm" svg:y1="34.634cm" svg:x2="21.22cm" svg:y2="34.634cm" draw:start-shape="id31" draw:start-glue-point="7">
          <text:p text:style-name="P7"/>
        </draw:connector>
        <draw:connector draw:style-name="gr14" draw:text-style-name="P14" draw:layer="layout" svg:x1="21.22cm" svg:y1="34.634cm" svg:x2="26.235cm" svg:y2="35.435cm" draw:start-shape="id34" draw:start-glue-point="3" draw:end-shape="id32" draw:end-glue-point="0">
          <text:p text:style-name="P7"/>
        </draw:connector>
        <draw:frame draw:style-name="gr5" draw:text-style-name="P8" draw:layer="layout" svg:width="1.002cm" svg:height="0.607cm" svg:x="20.833cm" svg:y="34.101cm">
          <draw:text-box>
            <text:p text:style-name="P7"><text:span text:style-name="T2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42cm" fo:page-height="59.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Tilman Rassy</meta:initial-creator>
    <meta:creation-date>2007-07-26T16:23:26</meta:creation-date>
    <dc:creator>Tilman Rassy</dc:creator>
    <dc:date>2007-08-15T16:31:24</dc:date>
    <dc:language>en-US</dc:language>
    <meta:editing-cycles>21</meta:editing-cycles>
    <meta:editing-duration>PT4H33M1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